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start="Circle" draw:marker-start-width="0.1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_20_with_20_no_20_fill_20_and_20_no_20_line">
      <style:graphic-properties draw:textarea-vertical-align="middle" draw:ole-draw-aspect="1"/>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3cm" svg:height="1.5cm" svg:x="4.9cm" svg:y="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 draw:text-style-name="P1" draw:layer="layout" svg:width="3.239cm" svg:height="4.729cm" draw:transform="rotate (1.5707963267949) translate (5.48329056114297cm 18.773556722168cm)" svg:viewBox="0 0 3240 4730" svg:d="M1722 4730c132-29 266-1 397-26 136-25 266-78 397-119 141-44 282-96 396-185 130-101 217-252 291-397 70-137 23-281 14-424-11-170-194-280-344-330-138-46-272-101-410-146-146-48-289-114-437-159-146-44-224-149-352-227-147-89-340-167-455-302-112-131-268-218-397-330-118-103-151-265-225-397-80-144 25-274 66-397 56-167 231-192 371-199 138-6 278 11 410 53 134 43 268 97 410 106 132 9 264 26 397 27 137 1 276-22 397-80 134-65 317-89 370-251 40-123 200-249 40-397-131-120-268-205-423-265-132-52-271-91-411-119-133-26-260-88-396-106-136-17-273-29-410-52-131-22-267 7-397 39-137 34-278 80-397 159-133 88-278 178-357 331-70 136-109 284-172 423-59 129-50 272-67 410-16 131-31 263-26 397 4 131-5 265 0 397 6 137 74 261 93 397 19 139 111 258 132 397 20 136 56 270 106 397 55 139 140 264 211 396 78 145 173 282 291 397 132 128 259 262 397 384 112 99 242 185 442 185l74 13z">
          <text:p/>
        </draw:path>
        <draw:line draw:style-name="gr3" draw:text-style-name="P1" draw:layer="layout" svg:x1="4.9cm" svg:y1="17cm" svg:x2="4.9cm" svg:y2="17.1cm">
          <text:p/>
        </draw:line>
        <draw:line draw:style-name="gr3" draw:text-style-name="P1" draw:layer="layout" svg:x1="5.5cm" svg:y1="17.5cm" svg:x2="5.4cm" svg:y2="17.5cm">
          <text:p/>
        </draw:line>
        <draw:line draw:style-name="gr3" draw:text-style-name="P1" draw:layer="layout" svg:x1="6.6cm" svg:y1="17.7cm" svg:x2="6.6cm" svg:y2="17.8cm">
          <text:p/>
        </draw:line>
        <draw:line draw:style-name="gr3" draw:text-style-name="P1" draw:layer="layout" svg:x1="7.7cm" svg:y1="17.8cm" svg:x2="7.5cm" svg:y2="17.8cm">
          <text:p/>
        </draw:line>
        <draw:line draw:style-name="gr3" draw:text-style-name="P1" draw:layer="layout" svg:x1="10.2cm" svg:y1="17.1cm" svg:x2="10.2cm" svg:y2="17cm">
          <text:p/>
        </draw:line>
        <draw:line draw:style-name="gr3" draw:text-style-name="P1" draw:layer="layout" svg:x1="8.6cm" svg:y1="16.4cm" svg:x2="8.6cm" svg:y2="16.3cm">
          <text:p/>
        </draw:line>
        <draw:line draw:style-name="gr3" draw:text-style-name="P1" draw:layer="layout" svg:x1="6.8cm" svg:y1="16.4cm" svg:x2="6.7cm" svg:y2="16.2cm">
          <text:p/>
        </draw:line>
        <draw:line draw:style-name="gr3" draw:text-style-name="P1" draw:layer="layout" svg:x1="5.6cm" svg:y1="16.5cm" svg:x2="5.7cm" svg:y2="16.5cm">
          <text:p/>
        </draw:line>
        <draw:frame draw:style-name="gr4" draw:text-style-name="P2" draw:layer="layout" svg:width="0.714cm" svg:height="0.729cm" svg:x="4.2cm" svg:y="16.8cm">
          <draw:text-box>
            <text:p><text:span text:style-name="T1">x</text:span></text:p>
          </draw:text-box>
        </draw:frame>
        <draw:frame draw:style-name="gr4" draw:text-style-name="P2" draw:layer="layout" svg:width="0.714cm" svg:height="0.729cm" svg:x="10.1cm" svg:y="16.701cm">
          <draw:text-box>
            <text:p><text:span text:style-name="T1">y</text:span></text:p>
          </draw:text-box>
        </draw:frame>
        <draw:line draw:style-name="gr3" draw:text-style-name="P1" draw:layer="layout" svg:x1="6.001cm" svg:y1="15.7cm" svg:x2="6.101cm" svg:y2="15.7cm">
          <text:p/>
        </draw:line>
        <draw:frame draw:style-name="gr4" draw:text-style-name="P2" draw:layer="layout" svg:width="0.76cm" svg:height="0.729cm" svg:x="5.4cm" svg:y="15.301cm">
          <draw:text-box>
            <text:p><text:span text:style-name="T1">Z</text:span></text:p>
          </draw:text-box>
        </draw:frame>
        <draw:frame draw:style-name="gr5" draw:text-style-name="P1" draw:layer="layout" svg:width="0.623cm" svg:height="0.539cm" svg:x="7.377cm" svg:y="15.8cm">
          <text:p/>
          <draw:object xlink:href="./Object 1" xlink:type="simple" xlink:show="embed" xlink:actuate="onLoad"/>
          <draw:image xlink:href="./ObjectReplacements/Object 1" xlink:type="simple" xlink:show="embed" xlink:actuate="onLoad"/>
        </draw:frame>
        <draw:frame draw:style-name="gr5" draw:text-style-name="P1" draw:layer="layout" svg:width="0.623cm" svg:height="0.539cm" svg:x="8.678cm" svg:y="17.201cm">
          <text:p/>
          <draw:object xlink:href="./Object 2" xlink:type="simple" xlink:show="embed" xlink:actuate="onLoad"/>
          <draw:image xlink:href="./ObjectReplacements/Object 2" xlink:type="simple" xlink:show="embed" xlink:actuate="onLoad"/>
        </draw:frame>
        <draw:frame draw:style-name="gr5" draw:text-style-name="P1" draw:layer="layout" svg:width="0.649cm" svg:height="0.539cm" svg:x="8.778cm" svg:y="15.001cm">
          <text:p/>
          <draw:object xlink:href="./Object 3" xlink:type="simple" xlink:show="embed" xlink:actuate="onLoad"/>
          <draw:image xlink:href="./ObjectReplacements/Object 3" xlink:type="simple" xlink:show="embed" xlink:actuate="onLoad"/>
        </draw:frame>
        <draw:frame draw:style-name="gr5" draw:text-style-name="P1" draw:layer="layout" svg:width="0.649cm" svg:height="0.539cm" svg:x="7.378cm" svg:y="18.801cm">
          <text:p/>
          <draw:object xlink:href="./Object 4" xlink:type="simple" xlink:show="embed" xlink:actuate="onLoad"/>
          <draw:image xlink:href="./ObjectReplacements/Object 4" xlink:type="simple" xlink:show="embed" xlink:actuate="onLoad"/>
        </draw:frame>
        <draw:frame draw:style-name="gr4" draw:text-style-name="P2" draw:layer="layout" svg:width="0.739cm" svg:height="0.729cm" svg:x="5.4cm" svg:y="16.301cm">
          <draw:text-box>
            <text:p><text:span text:style-name="T1">a</text:span></text:p>
          </draw:text-box>
        </draw:frame>
        <draw:frame draw:style-name="gr4" draw:text-style-name="P2" draw:layer="layout" svg:width="0.739cm" svg:height="0.729cm" svg:x="6.601cm" svg:y="16.102cm">
          <draw:text-box>
            <text:p><text:span text:style-name="T1">b</text:span></text:p>
          </draw:text-box>
        </draw:frame>
        <draw:frame draw:style-name="gr4" draw:text-style-name="P2" draw:layer="layout" svg:width="0.714cm" svg:height="0.729cm" svg:x="8.301cm" svg:y="16.202cm">
          <draw:text-box>
            <text:p><text:span text:style-name="T1">c</text:span></text:p>
          </draw:text-box>
        </draw:frame>
        <draw:frame draw:style-name="gr4" draw:text-style-name="P2" draw:layer="layout" svg:width="0.739cm" svg:height="0.729cm" svg:x="5.401cm" svg:y="16.302cm">
          <draw:text-box>
            <text:p><text:span text:style-name="T1">a</text:span></text:p>
          </draw:text-box>
        </draw:frame>
        <draw:frame draw:style-name="gr4" draw:text-style-name="P2" draw:layer="layout" svg:width="0.739cm" svg:height="0.729cm" svg:x="4.961cm" svg:y="17.371cm">
          <draw:text-box>
            <text:p><text:span text:style-name="T1">d</text:span></text:p>
          </draw:text-box>
        </draw:frame>
        <draw:frame draw:style-name="gr4" draw:text-style-name="P2" draw:layer="layout" svg:width="0.739cm" svg:height="0.729cm" svg:x="5.401cm" svg:y="16.302cm">
          <draw:text-box>
            <text:p><text:span text:style-name="T1">a</text:span></text:p>
          </draw:text-box>
        </draw:frame>
        <draw:frame draw:style-name="gr4" draw:text-style-name="P2" draw:layer="layout" svg:width="0.739cm" svg:height="0.729cm" svg:x="6.401cm" svg:y="17.202cm">
          <draw:text-box>
            <text:p><text:span text:style-name="T1">e</text:span></text:p>
          </draw:text-box>
        </draw:frame>
        <draw:frame draw:style-name="gr4" draw:text-style-name="P2" draw:layer="layout" svg:width="0.621cm" svg:height="0.729cm" svg:x="7.302cm" svg:y="17.203cm">
          <draw:text-box>
            <text:p><text:span text:style-name="T1">f</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roid Sans Fallback" style:font-size-asian="24pt" style:language-asian="zh" style:country-asian="CN" style:font-name-complex="Droid Sans Fallback"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Fallback" style:font-family-complex="'Droid Sans Fallbac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8T15:43:44.225514317</meta:creation-date>
    <dc:date>2015-11-18T15:59:50.155060675</dc:date>
    <meta:editing-duration>P0D</meta:editing-duration>
    <meta:editing-cycles>2</meta:editing-cycles>
    <meta:generator>LibreOffice/4.2.8.2$Linux_X86_64 LibreOffice_project/420m0$Build-2</meta:generator>
    <meta:document-statistic meta:object-count="26"/>
  </office:meta>
</office:document-meta>
</file>

<file path=Object 1/content.xml><?xml version="1.0" encoding="utf-8"?>
<math xmlns="http://www.w3.org/1998/Math/MathML" display="block">
  <semantics>
    <msub>
      <mi>P</mi>
      <mn>1</mn>
    </msub>
    <annotation encoding="StarMath 5.0">P_1</annotation>
  </semantics>
</math>
</file>

<file path=Object 2/content.xml><?xml version="1.0" encoding="utf-8"?>
<math xmlns="http://www.w3.org/1998/Math/MathML" display="block">
  <semantics>
    <msub>
      <mi>P</mi>
      <mn>2</mn>
    </msub>
    <annotation encoding="StarMath 5.0">P_2</annotation>
  </semantics>
</math>
</file>

<file path=Object 3/content.xml><?xml version="1.0" encoding="utf-8"?>
<math xmlns="http://www.w3.org/1998/Math/MathML" display="block">
  <semantics>
    <msub>
      <mi>Q</mi>
      <mn>1</mn>
    </msub>
    <annotation encoding="StarMath 5.0">Q_1</annotation>
  </semantics>
</math>
</file>

<file path=Object 4/content.xml><?xml version="1.0" encoding="utf-8"?>
<math xmlns="http://www.w3.org/1998/Math/MathML" display="block">
  <semantics>
    <msub>
      <mi>Q</mi>
      <mn>2</mn>
    </msub>
    <annotation encoding="StarMath 5.0">Q_2</annotation>
  </semantics>
</math>
</file>